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B4000000B41F84379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mbria" svg:font-family="Cambria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486in" fo:margin-left="-0.075in" fo:margin-top="0in" fo:margin-bottom="0in" table:align="left" style:writing-mode="page"/>
    </style:style>
    <style:style style:name="Table1.A" style:family="table-column">
      <style:table-column-properties style:column-width="1.7576in"/>
    </style:style>
    <style:style style:name="Table1.B" style:family="table-column">
      <style:table-column-properties style:column-width="4.6903in"/>
    </style:style>
    <style:style style:name="Table1.1" style:family="table-row">
      <style:table-row-properties style:min-row-height="0.3938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" style:family="table">
      <style:table-properties style:width="6.4486in" fo:margin-left="-0.075in" fo:margin-top="0in" fo:margin-bottom="0in" table:align="left" style:writing-mode="page"/>
    </style:style>
    <style:style style:name="Table2.A" style:family="table-column">
      <style:table-column-properties style:column-width="2.0188in"/>
    </style:style>
    <style:style style:name="Table2.B" style:family="table-column">
      <style:table-column-properties style:column-width="2.1986in"/>
    </style:style>
    <style:style style:name="Table2.C" style:family="table-column">
      <style:table-column-properties style:column-width="2.2313in"/>
    </style:style>
    <style:style style:name="Table2.1" style:family="table-row">
      <style:table-row-properties style:min-row-height="0.393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A12" style:family="table-cell">
      <style:table-cell-properties fo:padding-left="0.075in" fo:padding-right="0.075in" fo:padding-top="0in" fo:padding-bottom="0in" fo:border="0.5pt solid #000000"/>
    </style:style>
    <style:style style:name="Table2.B12" style:family="table-cell">
      <style:table-cell-properties fo:padding-left="0.075in" fo:padding-right="0.075in" fo:padding-top="0in" fo:padding-bottom="0in" fo:border="0.5pt solid #000000"/>
    </style:style>
    <style:style style:name="Table2.C12" style:family="table-cell">
      <style:table-cell-properties fo:padding-left="0.075in" fo:padding-right="0.075in" fo:padding-top="0in" fo:padding-bottom="0in" fo:border="0.5pt solid #000000"/>
    </style:style>
    <style:style style:name="Table2.A13" style:family="table-cell">
      <style:table-cell-properties fo:padding-left="0.075in" fo:padding-right="0.075in" fo:padding-top="0in" fo:padding-bottom="0in" fo:border="0.5pt solid #000000"/>
    </style:style>
    <style:style style:name="Table2.B13" style:family="table-cell">
      <style:table-cell-properties fo:padding-left="0.075in" fo:padding-right="0.075in" fo:padding-top="0in" fo:padding-bottom="0in" fo:border="0.5pt solid #000000"/>
    </style:style>
    <style:style style:name="Table2.C13" style:family="table-cell">
      <style:table-cell-properties fo:padding-left="0.075in" fo:padding-right="0.075in" fo:padding-top="0in" fo:padding-bottom="0in" fo:border="0.5pt solid #000000"/>
    </style:style>
    <style:style style:name="Table2.A14" style:family="table-cell">
      <style:table-cell-properties fo:padding-left="0.075in" fo:padding-right="0.075in" fo:padding-top="0in" fo:padding-bottom="0in" fo:border="0.5pt solid #000000"/>
    </style:style>
    <style:style style:name="Table2.B14" style:family="table-cell">
      <style:table-cell-properties fo:padding-left="0.075in" fo:padding-right="0.075in" fo:padding-top="0in" fo:padding-bottom="0in" fo:border="0.5pt solid #000000"/>
    </style:style>
    <style:style style:name="Table2.C14" style:family="table-cell">
      <style:table-cell-properties fo:padding-left="0.075in" fo:padding-right="0.075in" fo:padding-top="0in" fo:padding-bottom="0in" fo:border="0.5pt solid #000000"/>
    </style:style>
    <style:style style:name="Table2.A15" style:family="table-cell">
      <style:table-cell-properties fo:padding-left="0.075in" fo:padding-right="0.075in" fo:padding-top="0in" fo:padding-bottom="0in" fo:border="0.5pt solid #000000"/>
    </style:style>
    <style:style style:name="Table2.B15" style:family="table-cell">
      <style:table-cell-properties fo:padding-left="0.075in" fo:padding-right="0.075in" fo:padding-top="0in" fo:padding-bottom="0in" fo:border="0.5pt solid #000000"/>
    </style:style>
    <style:style style:name="Table2.C15" style:family="table-cell">
      <style:table-cell-properties fo:padding-left="0.075in" fo:padding-right="0.075in" fo:padding-top="0in" fo:padding-bottom="0in" fo:border="0.5pt solid #000000"/>
    </style:style>
    <style:style style:name="Table2.A16" style:family="table-cell">
      <style:table-cell-properties fo:padding-left="0.075in" fo:padding-right="0.075in" fo:padding-top="0in" fo:padding-bottom="0in" fo:border="0.5pt solid #000000"/>
    </style:style>
    <style:style style:name="Table2.B16" style:family="table-cell">
      <style:table-cell-properties fo:padding-left="0.075in" fo:padding-right="0.075in" fo:padding-top="0in" fo:padding-bottom="0in" fo:border="0.5pt solid #000000"/>
    </style:style>
    <style:style style:name="Table2.C16" style:family="table-cell">
      <style:table-cell-properties fo:padding-left="0.075in" fo:padding-right="0.075in" fo:padding-top="0in" fo:padding-bottom="0in" fo:border="0.5pt solid #000000"/>
    </style:style>
    <style:style style:name="Table2.A17" style:family="table-cell">
      <style:table-cell-properties fo:padding-left="0.075in" fo:padding-right="0.075in" fo:padding-top="0in" fo:padding-bottom="0in" fo:border="0.5pt solid #000000"/>
    </style:style>
    <style:style style:name="Table2.B17" style:family="table-cell">
      <style:table-cell-properties fo:padding-left="0.075in" fo:padding-right="0.075in" fo:padding-top="0in" fo:padding-bottom="0in" fo:border="0.5pt solid #000000"/>
    </style:style>
    <style:style style:name="Table2.C17" style:family="table-cell">
      <style:table-cell-properties fo:padding-left="0.075in" fo:padding-right="0.075in" fo:padding-top="0in" fo:padding-bottom="0in" fo:border="0.5pt solid #000000"/>
    </style:style>
    <style:style style:name="Table2.A18" style:family="table-cell">
      <style:table-cell-properties fo:padding-left="0.075in" fo:padding-right="0.075in" fo:padding-top="0in" fo:padding-bottom="0in" fo:border="0.5pt solid #000000"/>
    </style:style>
    <style:style style:name="Table2.B18" style:family="table-cell">
      <style:table-cell-properties fo:padding-left="0.075in" fo:padding-right="0.075in" fo:padding-top="0in" fo:padding-bottom="0in" fo:border="0.5pt solid #000000"/>
    </style:style>
    <style:style style:name="Table2.C18" style:family="table-cell">
      <style:table-cell-properties fo:padding-left="0.075in" fo:padding-right="0.075in" fo:padding-top="0in" fo:padding-bottom="0in" fo:border="0.5pt solid #000000"/>
    </style:style>
    <style:style style:name="Table2.A19" style:family="table-cell">
      <style:table-cell-properties fo:padding-left="0.075in" fo:padding-right="0.075in" fo:padding-top="0in" fo:padding-bottom="0in" fo:border="0.5pt solid #000000"/>
    </style:style>
    <style:style style:name="Table2.B19" style:family="table-cell">
      <style:table-cell-properties fo:padding-left="0.075in" fo:padding-right="0.075in" fo:padding-top="0in" fo:padding-bottom="0in" fo:border="0.5pt solid #000000"/>
    </style:style>
    <style:style style:name="Table2.C19" style:family="table-cell">
      <style:table-cell-properties fo:padding-left="0.075in" fo:padding-right="0.075in" fo:padding-top="0in" fo:padding-bottom="0in" fo:border="0.5pt solid #000000"/>
    </style:style>
    <style:style style:name="Table2.A20" style:family="table-cell">
      <style:table-cell-properties fo:padding-left="0.075in" fo:padding-right="0.075in" fo:padding-top="0in" fo:padding-bottom="0in" fo:border="0.5pt solid #000000"/>
    </style:style>
    <style:style style:name="Table2.B20" style:family="table-cell">
      <style:table-cell-properties fo:padding-left="0.075in" fo:padding-right="0.075in" fo:padding-top="0in" fo:padding-bottom="0in" fo:border="0.5pt solid #000000"/>
    </style:style>
    <style:style style:name="Table2.C20" style:family="table-cell">
      <style:table-cell-properties fo:padding-left="0.075in" fo:padding-right="0.075in" fo:padding-top="0in" fo:padding-bottom="0in" fo:border="0.5pt solid #000000"/>
    </style:style>
    <style:style style:name="Table2.A21" style:family="table-cell">
      <style:table-cell-properties fo:padding-left="0.075in" fo:padding-right="0.075in" fo:padding-top="0in" fo:padding-bottom="0in" fo:border="0.5pt solid #000000"/>
    </style:style>
    <style:style style:name="Table2.B21" style:family="table-cell">
      <style:table-cell-properties fo:padding-left="0.075in" fo:padding-right="0.075in" fo:padding-top="0in" fo:padding-bottom="0in" fo:border="0.5pt solid #000000"/>
    </style:style>
    <style:style style:name="Table2.C21" style:family="table-cell">
      <style:table-cell-properties fo:padding-left="0.075in" fo:padding-right="0.075in" fo:padding-top="0in" fo:padding-bottom="0in" fo:border="0.5pt solid #000000"/>
    </style:style>
    <style:style style:name="Table2.A22" style:family="table-cell">
      <style:table-cell-properties fo:padding-left="0.075in" fo:padding-right="0.075in" fo:padding-top="0in" fo:padding-bottom="0in" fo:border="0.5pt solid #000000"/>
    </style:style>
    <style:style style:name="Table2.B22" style:family="table-cell">
      <style:table-cell-properties fo:padding-left="0.075in" fo:padding-right="0.075in" fo:padding-top="0in" fo:padding-bottom="0in" fo:border="0.5pt solid #000000"/>
    </style:style>
    <style:style style:name="Table2.C22" style:family="table-cell">
      <style:table-cell-properties fo:padding-left="0.075in" fo:padding-right="0.075in" fo:padding-top="0in" fo:padding-bottom="0in" fo:border="0.5pt solid #000000"/>
    </style:style>
    <style:style style:name="Table2.A23" style:family="table-cell">
      <style:table-cell-properties fo:padding-left="0.075in" fo:padding-right="0.075in" fo:padding-top="0in" fo:padding-bottom="0in" fo:border="0.5pt solid #000000"/>
    </style:style>
    <style:style style:name="Table2.B23" style:family="table-cell">
      <style:table-cell-properties fo:padding-left="0.075in" fo:padding-right="0.075in" fo:padding-top="0in" fo:padding-bottom="0in" fo:border="0.5pt solid #000000"/>
    </style:style>
    <style:style style:name="Table2.C23" style:family="table-cell">
      <style:table-cell-properties fo:padding-left="0.075in" fo:padding-right="0.075in" fo:padding-top="0in" fo:padding-bottom="0in" fo:border="0.5pt solid #000000"/>
    </style:style>
    <style:style style:name="Table2.A24" style:family="table-cell">
      <style:table-cell-properties fo:padding-left="0.075in" fo:padding-right="0.075in" fo:padding-top="0in" fo:padding-bottom="0in" fo:border="0.5pt solid #000000"/>
    </style:style>
    <style:style style:name="Table2.B24" style:family="table-cell">
      <style:table-cell-properties fo:padding-left="0.075in" fo:padding-right="0.075in" fo:padding-top="0in" fo:padding-bottom="0in" fo:border="0.5pt solid #000000"/>
    </style:style>
    <style:style style:name="Table2.C24" style:family="table-cell">
      <style:table-cell-properties fo:padding-left="0.075in" fo:padding-right="0.075in" fo:padding-top="0in" fo:padding-bottom="0in" fo:border="0.5pt solid #000000"/>
    </style:style>
    <style:style style:name="Table2.A25" style:family="table-cell">
      <style:table-cell-properties fo:padding-left="0.075in" fo:padding-right="0.075in" fo:padding-top="0in" fo:padding-bottom="0in" fo:border="0.5pt solid #000000"/>
    </style:style>
    <style:style style:name="Table2.B25" style:family="table-cell">
      <style:table-cell-properties fo:padding-left="0.075in" fo:padding-right="0.075in" fo:padding-top="0in" fo:padding-bottom="0in" fo:border="0.5pt solid #000000"/>
    </style:style>
    <style:style style:name="Table2.C25" style:family="table-cell">
      <style:table-cell-properties fo:padding-left="0.075in" fo:padding-right="0.075in" fo:padding-top="0in" fo:padding-bottom="0in" fo:border="0.5pt solid #000000"/>
    </style:style>
    <style:style style:name="Table2.A26" style:family="table-cell">
      <style:table-cell-properties fo:padding-left="0.075in" fo:padding-right="0.075in" fo:padding-top="0in" fo:padding-bottom="0in" fo:border="0.5pt solid #000000"/>
    </style:style>
    <style:style style:name="Table2.B26" style:family="table-cell">
      <style:table-cell-properties fo:padding-left="0.075in" fo:padding-right="0.075in" fo:padding-top="0in" fo:padding-bottom="0in" fo:border="0.5pt solid #000000"/>
    </style:style>
    <style:style style:name="Table2.C26" style:family="table-cell">
      <style:table-cell-properties fo:padding-left="0.075in" fo:padding-right="0.075in" fo:padding-top="0in" fo:padding-bottom="0in" fo:border="0.5pt solid #000000"/>
    </style:style>
    <style:style style:name="Table2.A27" style:family="table-cell">
      <style:table-cell-properties fo:padding-left="0.075in" fo:padding-right="0.075in" fo:padding-top="0in" fo:padding-bottom="0in" fo:border="0.5pt solid #000000"/>
    </style:style>
    <style:style style:name="Table2.B27" style:family="table-cell">
      <style:table-cell-properties fo:padding-left="0.075in" fo:padding-right="0.075in" fo:padding-top="0in" fo:padding-bottom="0in" fo:border="0.5pt solid #000000"/>
    </style:style>
    <style:style style:name="Table2.C27" style:family="table-cell">
      <style:table-cell-properties fo:padding-left="0.075in" fo:padding-right="0.075in" fo:padding-top="0in" fo:padding-bottom="0in" fo:border="0.5pt solid #000000"/>
    </style:style>
    <style:style style:name="Table2.A28" style:family="table-cell">
      <style:table-cell-properties fo:padding-left="0.075in" fo:padding-right="0.075in" fo:padding-top="0in" fo:padding-bottom="0in" fo:border="0.5pt solid #000000"/>
    </style:style>
    <style:style style:name="Table2.B28" style:family="table-cell">
      <style:table-cell-properties fo:padding-left="0.075in" fo:padding-right="0.075in" fo:padding-top="0in" fo:padding-bottom="0in" fo:border="0.5pt solid #000000"/>
    </style:style>
    <style:style style:name="Table2.C28" style:family="table-cell">
      <style:table-cell-properties fo:padding-left="0.075in" fo:padding-right="0.075in" fo:padding-top="0in" fo:padding-bottom="0in" fo:border="0.5pt solid #000000"/>
    </style:style>
    <style:style style:name="Table2.A29" style:family="table-cell">
      <style:table-cell-properties fo:padding-left="0.075in" fo:padding-right="0.075in" fo:padding-top="0in" fo:padding-bottom="0in" fo:border="0.5pt solid #000000"/>
    </style:style>
    <style:style style:name="Table2.B29" style:family="table-cell">
      <style:table-cell-properties fo:padding-left="0.075in" fo:padding-right="0.075in" fo:padding-top="0in" fo:padding-bottom="0in" fo:border="0.5pt solid #000000"/>
    </style:style>
    <style:style style:name="Table2.C29" style:family="table-cell">
      <style:table-cell-properties fo:padding-left="0.075in" fo:padding-right="0.075in" fo:padding-top="0in" fo:padding-bottom="0in" fo:border="0.5pt solid #000000"/>
    </style:style>
    <style:style style:name="Table2.A30" style:family="table-cell">
      <style:table-cell-properties fo:padding-left="0.075in" fo:padding-right="0.075in" fo:padding-top="0in" fo:padding-bottom="0in" fo:border="0.5pt solid #000000"/>
    </style:style>
    <style:style style:name="Table2.B30" style:family="table-cell">
      <style:table-cell-properties fo:padding-left="0.075in" fo:padding-right="0.075in" fo:padding-top="0in" fo:padding-bottom="0in" fo:border="0.5pt solid #000000"/>
    </style:style>
    <style:style style:name="Table2.C30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Heading_20_1">
      <style:paragraph-properties fo:margin-top="0in" fo:margin-bottom="0in" style:contextual-spacing="false"/>
    </style:style>
    <style:style style:name="P2" style:family="paragraph" style:parent-style-name="Footer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/>
    </style:style>
    <style:style style:name="P3" style:family="paragraph" style:parent-style-name="Header">
      <style:paragraph-properties fo:margin-left="-0.1972in" fo:margin-right="-0.1972in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-0.1972in" fo:margin-right="-0.1972in" fo:text-align="center" style:justify-single-word="false" fo:padding-left="0in" fo:padding-right="0in" fo:padding-top="0in" fo:padding-bottom="0.0138in" fo:border-left="none" fo:border-right="none" fo:border-top="none" fo:border-bottom="0.51pt solid #000000"/>
    </style:style>
    <style:style style:name="P6" style:family="paragraph" style:parent-style-name="Standard">
      <style:paragraph-properties fo:text-align="center" style:justify-single-word="false"/>
      <style:text-properties officeooo:paragraph-rsid="0017774c"/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 style:list-style-name="WWNum21">
      <style:paragraph-properties fo:line-height="150%"/>
    </style:style>
    <style:style style:name="P9" style:family="paragraph" style:parent-style-name="Standard">
      <style:paragraph-properties fo:line-height="150%">
        <style:tab-stops>
          <style:tab-stop style:position="0.9846in" style:type="center"/>
          <style:tab-stop style:position="5.1189in" style:type="center"/>
        </style:tab-stops>
      </style:paragraph-properties>
    </style:style>
    <style:style style:name="P10" style:family="paragraph" style:parent-style-name="Standard">
      <style:paragraph-properties fo:line-height="115%"/>
    </style:style>
    <style:style style:name="P11" style:family="paragraph" style:parent-style-name="Standard">
      <style:paragraph-properties fo:line-height="115%"/>
      <style:text-properties officeooo:paragraph-rsid="0017774c"/>
    </style:style>
    <style:style style:name="P12" style:family="paragraph" style:parent-style-name="Title">
      <style:paragraph-properties fo:margin-left="-0.1972in" fo:margin-right="-0.1972in"/>
      <style:text-properties style:font-name="Times New Roman"/>
    </style:style>
    <style:style style:name="P13" style:family="paragraph" style:parent-style-name="Title">
      <style:paragraph-properties fo:margin-left="-0.1972in" fo:margin-right="-0.1972in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69964" style:font-size-asian="12pt" style:font-size-complex="12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ffffff" loext:opacity="100%"/>
    </style:style>
    <style:style style:name="T10" style:family="text">
      <style:text-properties style:font-name="Times New Roman"/>
    </style:style>
    <style:style style:name="T11" style:family="text">
      <style:text-properties officeooo:rsid="00169964"/>
    </style:style>
    <style:style style:name="T12" style:family="text">
      <style:text-properties style:text-position="0% 100%" officeooo:rsid="00169964"/>
    </style:style>
    <style:style style:name="T13" style:family="text">
      <style:text-properties officeooo:rsid="0017774c"/>
    </style:style>
    <style:style style:name="T14" style:family="text">
      <style:text-properties officeooo:rsid="00180133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 fo:margin-left="0in" fo:margin-right="0in" fo:margin-top="0in" fo:margin-bottom="0in" style:run-through="back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 text:protected="true">
        <text:p text:style-name="P4" loext:marker-style-name="T1"><text:span text:style-name="T1">Begleitprotokoll (Reifeprüfung 2024)</text:span><text:span text:style-name="T1"/></text:p>
        <text:p text:style-name="P7"/>
        <text:p text:style-name="P7" loext:marker-style-name="T2"><text:span text:style-name="T2">Das Begleitprotokoll soll enthalten:</text:span><text:span text:style-name="T2"/></text:p>
        <text:list text:style-name="WWNum21">
          <text:list-item>
            <text:p text:style-name="P8">eine Dokumentation des Arbeitsverlaufs</text:p>
          </text:list-item>
          <text:list-item>
            <text:p text:style-name="P8">eine Nennung der verwendeten Hilfsmittel und Hilfestellungen</text:p>
          </text:list-item>
          <text:list-item>
            <text:p text:style-name="P8" loext:marker-style-name="T3">eine übersichtliche Auflistung der Vereinbarungen und der Besprechungen, E-Mail-Kontakte, etc. mit dem/der Betreuungslehrer/in<text:span text:style-name="T3"/></text:p>
          </text:list-item>
        </text:list>
        <text:p text:style-name="Standard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Standard" loext:marker-style-name="T4"><text:span text:style-name="T4">Jahrgang</text:span><text:span text:style-name="T4"/></text:p>
            </table:table-cell>
            <table:table-cell table:style-name="Table1.A1" office:value-type="string">
              <text:p text:style-name="Standard"><field:fieldmark-start text:name="Text1" field:type="vnd.oasis.opendocument.field.FORMTEXT"/><field:fieldmark-separator/><text:span text:style-name="T11">2023/24</text:span><field:fieldmark-end/></text:p>
            </table:table-cell>
          </table:table-row>
          <table:table-row table:style-name="Table1.1">
            <table:table-cell table:style-name="Table1.A1" office:value-type="string">
              <text:p text:style-name="Standard" loext:marker-style-name="T4"><text:span text:style-name="T4">Schüler*in</text:span><text:span text:style-name="T4"/></text:p>
            </table:table-cell>
            <table:table-cell table:style-name="Table1.A1" office:value-type="string">
              <text:p text:style-name="Standard"><field:fieldmark-start text:name="Text1 Copy 1" field:type="vnd.oasis.opendocument.field.FORMTEXT"/><field:fieldmark-separator/><text:span text:style-name="T11">Simon Wögerbauer</text:span><field:fieldmark-end/></text:p>
            </table:table-cell>
          </table:table-row>
          <table:table-row table:style-name="Table1.1">
            <table:table-cell table:style-name="Table1.A1" office:value-type="string">
              <text:p text:style-name="Standard" loext:marker-style-name="T4"><text:span text:style-name="T4">Thema</text:span><text:span text:style-name="T4"/></text:p>
            </table:table-cell>
            <table:table-cell table:style-name="Table1.A1" office:value-type="string">
              <text:h text:style-name="P1" text:outline-level="1" loext:marker-style-name="T5"><field:fieldmark-start text:name="Text1 Copy 2" field:type="vnd.oasis.opendocument.field.FORMTEXT"/><field:fieldmark-separator/><text:span text:style-name="T6">Metall-3D-Druck</text:span><field:fieldmark-end/></text:h>
            </table:table-cell>
          </table:table-row>
          <table:table-row table:style-name="Table1.1">
            <table:table-cell table:style-name="Table1.A1" office:value-type="string">
              <text:p text:style-name="Standard" loext:marker-style-name="T4"><text:span text:style-name="T4">Betreuungsperson</text:span><text:span text:style-name="T4"/></text:p>
            </table:table-cell>
            <table:table-cell table:style-name="Table1.A1" office:value-type="string">
              <text:p text:style-name="Standard"><field:fieldmark-start text:name="Text1 Copy 3" field:type="vnd.oasis.opendocument.field.FORMTEXT"/><field:fieldmark-separator/><text:span text:style-name="T11">Mag.</text:span><text:span text:style-name="T12"> Beate Moshammer</text:span><field:fieldmark-end/></text:p>
            </table:table-cell>
          </table:table-row>
          <table:table-row table:style-name="Table1.1">
            <table:table-cell table:style-name="Table1.A1" office:value-type="string">
              <text:p text:style-name="Standard" loext:marker-style-name="T4"><text:span text:style-name="T4">Anzahl der Zeichen</text:span><text:span text:style-name="T4"/></text:p>
            </table:table-cell>
            <table:table-cell table:style-name="Table1.A1" office:value-type="string">
              <text:p text:style-name="Standard"><field:fieldmark-start text:name="Text1 Copy 4" field:type="vnd.oasis.opendocument.field.FORMTEXT"/><field:fieldmark-separator/>     <field:fieldmark-end/></text:p>
            </table:table-cell>
          </table:table-row>
        </table:table>
        <text:p text:style-name="Standard"/>
        <text:p text:style-name="Standard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P4" loext:marker-style-name="T7"><text:span text:style-name="T7">Datum</text:span><text:span text:style-name="T7"/></text:p>
            </table:table-cell>
            <table:table-cell table:style-name="Table2.A1" office:value-type="string">
              <text:p text:style-name="P4" loext:marker-style-name="T7"><text:span text:style-name="T7">Vorgangsweise, ausgeführte Arbeiten, verwendete Hilfsmittel, aufgesuchte Bibliotheken, ...</text:span><text:span text:style-name="T7"/></text:p>
            </table:table-cell>
            <table:table-cell table:style-name="Table2.A1" office:value-type="string">
              <text:p text:style-name="P4" loext:marker-style-name="T7"><text:span text:style-name="T7">Besprechungen, Fortschritte, offene Fragen, Problembereiche, Vereinbarungen</text:span><text:span text:style-name="T7"/></text:p>
            </table:table-cell>
          </table:table-row>
          <table:table-row table:style-name="Table2.1">
            <table:table-cell table:style-name="Table2.A1" office:value-type="string">
              <text:p text:style-name="P4" loext:marker-style-name="T8"><field:fieldmark-start text:name="Text1 Copy 5" field:type="vnd.oasis.opendocument.field.FORMTEXT"/><field:fieldmark-separator/><text:span text:style-name="T11">20.12.2022</text:span>     <field:fieldmark-end/></text:p>
            </table:table-cell>
            <table:table-cell table:style-name="Table2.A1" office:value-type="string">
              <text:p text:style-name="P10" loext:marker-style-name="T8"><field:fieldmark-start text:name="Text1 Copy 6" field:type="vnd.oasis.opendocument.field.FORMTEXT"/><field:fieldmark-separator/>     <field:fieldmark-end/></text:p>
            </table:table-cell>
            <table:table-cell table:style-name="Table2.A1" office:value-type="string">
              <text:p text:style-name="P10" loext:marker-style-name="T8"><field:fieldmark-start text:name="Text1 Copy 7" field:type="vnd.oasis.opendocument.field.FORMTEXT"/><field:fieldmark-separator/><text:span text:style-name="T11">Erstbesprechung, Erwartungshorizont Korrektur </text:span>     <field:fieldmark-end/></text:p>
            </table:table-cell>
          </table:table-row>
          <table:table-row table:style-name="Table2.1">
            <table:table-cell table:style-name="Table2.A1" office:value-type="string">
              <text:p text:style-name="P4" loext:marker-style-name="T8"><field:fieldmark-start text:name="Text1 Copy 8" field:type="vnd.oasis.opendocument.field.FORMTEXT"/><field:fieldmark-separator/><text:span text:style-name="T11">19.06.2023</text:span>    <field:fieldmark-end/></text:p>
            </table:table-cell>
            <table:table-cell table:style-name="Table2.A1" office:value-type="string">
              <text:p text:style-name="P11" loext:marker-style-name="T8"><field:fieldmark-start text:name="Text1 Copy 9" field:type="vnd.oasis.opendocument.field.FORMTEXT"/><field:fieldmark-separator/>     <field:fieldmark-end/></text:p>
            </table:table-cell>
            <table:table-cell table:style-name="Table2.A1" office:value-type="string">
              <text:p text:style-name="P10" loext:marker-style-name="T8"><field:fieldmark-start text:name="Text1 Copy 10" field:type="vnd.oasis.opendocument.field.FORMTEXT"/><field:fieldmark-separator/><text:span text:style-name="T11">Absprache Ziele Praktikum, grober Aufbau</text:span>     <field:fieldmark-end/></text:p>
            </table:table-cell>
          </table:table-row>
          <table:table-row table:style-name="Table2.1">
            <table:table-cell table:style-name="Table2.A1" office:value-type="string">
              <text:p text:style-name="P4" loext:marker-style-name="T8"><field:fieldmark-start text:name="Text1 Copy 11" field:type="vnd.oasis.opendocument.field.FORMTEXT"/><field:fieldmark-separator/><text:span text:style-name="T13">17.07-13.08.2023</text:span>   <field:fieldmark-end/></text:p>
            </table:table-cell>
            <table:table-cell table:style-name="Table2.A1" office:value-type="string">
              <text:p text:style-name="P10" loext:marker-style-name="T8"><field:fieldmark-start text:name="Text1 Copy 12" field:type="vnd.oasis.opendocument.field.FORMTEXT"/><field:fieldmark-separator/><text:span text:style-name="T13">Praktikum FH Wels</text:span><field:fieldmark-end/></text:p>
            </table:table-cell>
            <table:table-cell table:style-name="Table2.A1" office:value-type="string">
              <text:p text:style-name="P10" loext:marker-style-name="T8"><field:fieldmark-start text:name="Text1 Copy 13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1" office:value-type="string">
              <text:p text:style-name="P6" loext:marker-style-name="T8"><field:fieldmark-start text:name="Text1 Copy 14" field:type="vnd.oasis.opendocument.field.FORMTEXT"/><field:fieldmark-separator/><text:span text:style-name="T11">29.09.2023</text:span>     <field:fieldmark-end/></text:p>
            </table:table-cell>
            <table:table-cell table:style-name="Table2.A1" office:value-type="string">
              <text:p text:style-name="P10" loext:marker-style-name="T8"><field:fieldmark-start text:name="Text1 Copy 15" field:type="vnd.oasis.opendocument.field.FORMTEXT"/><field:fieldmark-separator/>     <field:fieldmark-end/></text:p>
            </table:table-cell>
            <table:table-cell table:style-name="Table2.A1" office:value-type="string">
              <text:p text:style-name="P11" loext:marker-style-name="T8"><field:fieldmark-start text:name="Text1 Copy 16" field:type="vnd.oasis.opendocument.field.FORMTEXT"/><field:fieldmark-separator/><text:span text:style-name="T11">Nachbesprechung Erfahrungen Praktikum, Durchgehen des bisher geschriebenen</text:span>    <field:fieldmark-end/></text:p>
            </table:table-cell>
          </table:table-row>
          <table:table-row table:style-name="Table2.1">
            <table:table-cell table:style-name="Table2.A1" office:value-type="string">
              <text:p text:style-name="P4" loext:marker-style-name="T8"><field:fieldmark-start text:name="Text1 Copy 17" field:type="vnd.oasis.opendocument.field.FORMTEXT"/><field:fieldmark-separator/><text:span text:style-name="T13">6.10.2023</text:span>     <field:fieldmark-end/></text:p>
            </table:table-cell>
            <table:table-cell table:style-name="Table2.A1" office:value-type="string">
              <text:p text:style-name="P10" loext:marker-style-name="T8"><field:fieldmark-start text:name="Text1 Copy 18" field:type="vnd.oasis.opendocument.field.FORMTEXT"/><field:fieldmark-separator/>     <field:fieldmark-end/></text:p>
            </table:table-cell>
            <table:table-cell table:style-name="Table2.A1" office:value-type="string">
              <text:p text:style-name="P10" loext:marker-style-name="T8"><field:fieldmark-start text:name="Text1 Copy 19" field:type="vnd.oasis.opendocument.field.FORMTEXT"/><field:fieldmark-separator/><text:span text:style-name="T14">Durchbesprechung der Korrekturen, nächstes Kapitel geplant</text:span> <field:fieldmark-end/></text:p>
            </table:table-cell>
          </table:table-row>
          <table:table-row table:style-name="Table2.1">
            <table:table-cell table:style-name="Table2.A1" office:value-type="string">
              <text:p text:style-name="P4" loext:marker-style-name="T8"><field:fieldmark-start text:name="Text1 Copy 20" field:type="vnd.oasis.opendocument.field.FORMTEXT"/><field:fieldmark-separator/><text:span text:style-name="T14">10.11.2023</text:span>     <field:fieldmark-end/></text:p>
            </table:table-cell>
            <table:table-cell table:style-name="Table2.A1" office:value-type="string">
              <text:p text:style-name="P10" loext:marker-style-name="T8"><field:fieldmark-start text:name="Text1 Copy 21" field:type="vnd.oasis.opendocument.field.FORMTEXT"/><field:fieldmark-separator/>     <field:fieldmark-end/></text:p>
            </table:table-cell>
            <table:table-cell table:style-name="Table2.A1" office:value-type="string">
              <text:p text:style-name="P10" loext:marker-style-name="T8"><field:fieldmark-start text:name="Text1 Copy 22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1" office:value-type="string">
              <text:p text:style-name="P4" loext:marker-style-name="T8"><field:fieldmark-start text:name="Text1 Copy 23" field:type="vnd.oasis.opendocument.field.FORMTEXT"/><field:fieldmark-separator/>     <field:fieldmark-end/></text:p>
            </table:table-cell>
            <table:table-cell table:style-name="Table2.A1" office:value-type="string">
              <text:p text:style-name="P10" loext:marker-style-name="T8"><field:fieldmark-start text:name="Text1 Copy 24" field:type="vnd.oasis.opendocument.field.FORMTEXT"/><field:fieldmark-separator/>     <field:fieldmark-end/></text:p>
            </table:table-cell>
            <table:table-cell table:style-name="Table2.A1" office:value-type="string">
              <text:p text:style-name="P10" loext:marker-style-name="T8"><field:fieldmark-start text:name="Text1 Copy 25" field:type="vnd.oasis.opendocument.field.FORMTEXT"/><field:fieldmark-separator/>     <field:fieldmark-end/></text:p>
            </table:table-cell>
          </table:table-row>
          <text:soft-page-break/>
          <table:table-row table:style-name="Table2.1">
            <table:table-cell table:style-name="Table2.A1" office:value-type="string">
              <text:p text:style-name="P4" loext:marker-style-name="T8"><field:fieldmark-start text:name="Text1 Copy 26" field:type="vnd.oasis.opendocument.field.FORMTEXT"/><field:fieldmark-separator/>     <field:fieldmark-end/></text:p>
            </table:table-cell>
            <table:table-cell table:style-name="Table2.A1" office:value-type="string">
              <text:p text:style-name="P10" loext:marker-style-name="T8"><field:fieldmark-start text:name="Text1 Copy 27" field:type="vnd.oasis.opendocument.field.FORMTEXT"/><field:fieldmark-separator/>     <field:fieldmark-end/></text:p>
            </table:table-cell>
            <table:table-cell table:style-name="Table2.A1" office:value-type="string">
              <text:p text:style-name="P10" loext:marker-style-name="T8"><field:fieldmark-start text:name="Text1 Copy 28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1" office:value-type="string">
              <text:p text:style-name="P4" loext:marker-style-name="T8"><field:fieldmark-start text:name="Text1 Copy 29" field:type="vnd.oasis.opendocument.field.FORMTEXT"/><field:fieldmark-separator/>     <field:fieldmark-end/></text:p>
            </table:table-cell>
            <table:table-cell table:style-name="Table2.A1" office:value-type="string">
              <text:p text:style-name="P10" loext:marker-style-name="T8"><field:fieldmark-start text:name="Text1 Copy 30" field:type="vnd.oasis.opendocument.field.FORMTEXT"/><field:fieldmark-separator/>     <field:fieldmark-end/></text:p>
            </table:table-cell>
            <table:table-cell table:style-name="Table2.A1" office:value-type="string">
              <text:p text:style-name="P10" loext:marker-style-name="T8"><field:fieldmark-start text:name="Text1 Copy 31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1" office:value-type="string">
              <text:p text:style-name="P4" loext:marker-style-name="T8"><field:fieldmark-start text:name="Text1 Copy 32" field:type="vnd.oasis.opendocument.field.FORMTEXT"/><field:fieldmark-separator/>     <field:fieldmark-end/></text:p>
            </table:table-cell>
            <table:table-cell table:style-name="Table2.A1" office:value-type="string">
              <text:p text:style-name="P10" loext:marker-style-name="T8"><field:fieldmark-start text:name="Text1 Copy 33" field:type="vnd.oasis.opendocument.field.FORMTEXT"/><field:fieldmark-separator/>     <field:fieldmark-end/></text:p>
            </table:table-cell>
            <table:table-cell table:style-name="Table2.A1" office:value-type="string">
              <text:p text:style-name="P10" loext:marker-style-name="T8"><field:fieldmark-start text:name="Text1 Copy 34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12" office:value-type="string">
              <text:p text:style-name="P4" loext:marker-style-name="T8"><field:fieldmark-start text:name="Text1 Copy 35" field:type="vnd.oasis.opendocument.field.FORMTEXT"/><field:fieldmark-separator/>     <field:fieldmark-end/></text:p>
            </table:table-cell>
            <table:table-cell table:style-name="Table2.B12" office:value-type="string">
              <text:p text:style-name="P10" loext:marker-style-name="T8"><field:fieldmark-start text:name="Text1 Copy 36" field:type="vnd.oasis.opendocument.field.FORMTEXT"/><field:fieldmark-separator/>     <field:fieldmark-end/></text:p>
            </table:table-cell>
            <table:table-cell table:style-name="Table2.C12" office:value-type="string">
              <text:p text:style-name="P10" loext:marker-style-name="T8"><field:fieldmark-start text:name="Text1 Copy 37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13" office:value-type="string">
              <text:p text:style-name="P4" loext:marker-style-name="T8"><field:fieldmark-start text:name="Text1 Copy 38" field:type="vnd.oasis.opendocument.field.FORMTEXT"/><field:fieldmark-separator/>     <field:fieldmark-end/></text:p>
            </table:table-cell>
            <table:table-cell table:style-name="Table2.B13" office:value-type="string">
              <text:p text:style-name="P10" loext:marker-style-name="T8"><field:fieldmark-start text:name="Text1 Copy 39" field:type="vnd.oasis.opendocument.field.FORMTEXT"/><field:fieldmark-separator/>     <field:fieldmark-end/></text:p>
            </table:table-cell>
            <table:table-cell table:style-name="Table2.C13" office:value-type="string">
              <text:p text:style-name="P10" loext:marker-style-name="T8"><field:fieldmark-start text:name="Text1 Copy 40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14" office:value-type="string">
              <text:p text:style-name="P4" loext:marker-style-name="T8"><field:fieldmark-start text:name="Text1 Copy 41" field:type="vnd.oasis.opendocument.field.FORMTEXT"/><field:fieldmark-separator/>     <field:fieldmark-end/></text:p>
            </table:table-cell>
            <table:table-cell table:style-name="Table2.B14" office:value-type="string">
              <text:p text:style-name="P10" loext:marker-style-name="T8"><field:fieldmark-start text:name="Text1 Copy 42" field:type="vnd.oasis.opendocument.field.FORMTEXT"/><field:fieldmark-separator/>     <field:fieldmark-end/></text:p>
            </table:table-cell>
            <table:table-cell table:style-name="Table2.C14" office:value-type="string">
              <text:p text:style-name="P10" loext:marker-style-name="T8"><field:fieldmark-start text:name="Text1 Copy 43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15" office:value-type="string">
              <text:p text:style-name="P4" loext:marker-style-name="T8"><field:fieldmark-start text:name="Text1 Copy 44" field:type="vnd.oasis.opendocument.field.FORMTEXT"/><field:fieldmark-separator/>     <field:fieldmark-end/></text:p>
            </table:table-cell>
            <table:table-cell table:style-name="Table2.B15" office:value-type="string">
              <text:p text:style-name="P10" loext:marker-style-name="T8"><field:fieldmark-start text:name="Text1 Copy 45" field:type="vnd.oasis.opendocument.field.FORMTEXT"/><field:fieldmark-separator/>     <field:fieldmark-end/></text:p>
            </table:table-cell>
            <table:table-cell table:style-name="Table2.C15" office:value-type="string">
              <text:p text:style-name="P10" loext:marker-style-name="T8"><field:fieldmark-start text:name="Text1 Copy 46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16" office:value-type="string">
              <text:p text:style-name="P4" loext:marker-style-name="T8"><field:fieldmark-start text:name="Text1 Copy 47" field:type="vnd.oasis.opendocument.field.FORMTEXT"/><field:fieldmark-separator/>     <field:fieldmark-end/></text:p>
            </table:table-cell>
            <table:table-cell table:style-name="Table2.B16" office:value-type="string">
              <text:p text:style-name="P10" loext:marker-style-name="T8"><field:fieldmark-start text:name="Text1 Copy 48" field:type="vnd.oasis.opendocument.field.FORMTEXT"/><field:fieldmark-separator/>     <field:fieldmark-end/></text:p>
            </table:table-cell>
            <table:table-cell table:style-name="Table2.C16" office:value-type="string">
              <text:p text:style-name="P10" loext:marker-style-name="T8"><field:fieldmark-start text:name="Text1 Copy 49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17" office:value-type="string">
              <text:p text:style-name="P4" loext:marker-style-name="T8"><field:fieldmark-start text:name="Text1 Copy 50" field:type="vnd.oasis.opendocument.field.FORMTEXT"/><field:fieldmark-separator/>     <field:fieldmark-end/></text:p>
            </table:table-cell>
            <table:table-cell table:style-name="Table2.B17" office:value-type="string">
              <text:p text:style-name="P10" loext:marker-style-name="T8"><field:fieldmark-start text:name="Text1 Copy 51" field:type="vnd.oasis.opendocument.field.FORMTEXT"/><field:fieldmark-separator/>     <field:fieldmark-end/></text:p>
            </table:table-cell>
            <table:table-cell table:style-name="Table2.C17" office:value-type="string">
              <text:p text:style-name="P10" loext:marker-style-name="T8"><field:fieldmark-start text:name="Text1 Copy 52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18" office:value-type="string">
              <text:p text:style-name="P4" loext:marker-style-name="T8"><field:fieldmark-start text:name="Text1 Copy 53" field:type="vnd.oasis.opendocument.field.FORMTEXT"/><field:fieldmark-separator/>     <field:fieldmark-end/></text:p>
            </table:table-cell>
            <table:table-cell table:style-name="Table2.B18" office:value-type="string">
              <text:p text:style-name="P10" loext:marker-style-name="T8"><field:fieldmark-start text:name="Text1 Copy 54" field:type="vnd.oasis.opendocument.field.FORMTEXT"/><field:fieldmark-separator/>     <field:fieldmark-end/></text:p>
            </table:table-cell>
            <table:table-cell table:style-name="Table2.C18" office:value-type="string">
              <text:p text:style-name="P10" loext:marker-style-name="T8"><field:fieldmark-start text:name="Text1 Copy 55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19" office:value-type="string">
              <text:p text:style-name="P4" loext:marker-style-name="T8"><field:fieldmark-start text:name="Text1 Copy 56" field:type="vnd.oasis.opendocument.field.FORMTEXT"/><field:fieldmark-separator/>     <field:fieldmark-end/></text:p>
            </table:table-cell>
            <table:table-cell table:style-name="Table2.B19" office:value-type="string">
              <text:p text:style-name="P10" loext:marker-style-name="T8"><field:fieldmark-start text:name="Text1 Copy 57" field:type="vnd.oasis.opendocument.field.FORMTEXT"/><field:fieldmark-separator/>     <field:fieldmark-end/></text:p>
            </table:table-cell>
            <table:table-cell table:style-name="Table2.C19" office:value-type="string">
              <text:p text:style-name="P10" loext:marker-style-name="T8"><field:fieldmark-start text:name="Text1 Copy 58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20" office:value-type="string">
              <text:p text:style-name="P4" loext:marker-style-name="T8"><field:fieldmark-start text:name="Text1 Copy 59" field:type="vnd.oasis.opendocument.field.FORMTEXT"/><field:fieldmark-separator/>     <field:fieldmark-end/></text:p>
            </table:table-cell>
            <table:table-cell table:style-name="Table2.B20" office:value-type="string">
              <text:p text:style-name="P10" loext:marker-style-name="T8"><field:fieldmark-start text:name="Text1 Copy 60" field:type="vnd.oasis.opendocument.field.FORMTEXT"/><field:fieldmark-separator/>     <field:fieldmark-end/></text:p>
            </table:table-cell>
            <table:table-cell table:style-name="Table2.C20" office:value-type="string">
              <text:p text:style-name="P10" loext:marker-style-name="T8"><field:fieldmark-start text:name="Text1 Copy 61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21" office:value-type="string">
              <text:p text:style-name="P4" loext:marker-style-name="T8"><field:fieldmark-start text:name="Text1 Copy 62" field:type="vnd.oasis.opendocument.field.FORMTEXT"/><field:fieldmark-separator/>     <field:fieldmark-end/></text:p>
            </table:table-cell>
            <table:table-cell table:style-name="Table2.B21" office:value-type="string">
              <text:p text:style-name="P10" loext:marker-style-name="T8"><field:fieldmark-start text:name="Text1 Copy 63" field:type="vnd.oasis.opendocument.field.FORMTEXT"/><field:fieldmark-separator/>     <field:fieldmark-end/></text:p>
            </table:table-cell>
            <table:table-cell table:style-name="Table2.C21" office:value-type="string">
              <text:p text:style-name="P10" loext:marker-style-name="T8"><field:fieldmark-start text:name="Text1 Copy 64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22" office:value-type="string">
              <text:p text:style-name="P4" loext:marker-style-name="T8"><field:fieldmark-start text:name="Text1 Copy 65" field:type="vnd.oasis.opendocument.field.FORMTEXT"/><field:fieldmark-separator/>     <field:fieldmark-end/></text:p>
            </table:table-cell>
            <table:table-cell table:style-name="Table2.B22" office:value-type="string">
              <text:p text:style-name="P10" loext:marker-style-name="T8"><field:fieldmark-start text:name="Text1 Copy 66" field:type="vnd.oasis.opendocument.field.FORMTEXT"/><field:fieldmark-separator/>     <field:fieldmark-end/></text:p>
            </table:table-cell>
            <table:table-cell table:style-name="Table2.C22" office:value-type="string">
              <text:p text:style-name="P10" loext:marker-style-name="T8"><field:fieldmark-start text:name="Text1 Copy 67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23" office:value-type="string">
              <text:p text:style-name="P4" loext:marker-style-name="T8"><field:fieldmark-start text:name="Text1 Copy 68" field:type="vnd.oasis.opendocument.field.FORMTEXT"/><field:fieldmark-separator/>     <field:fieldmark-end/></text:p>
            </table:table-cell>
            <table:table-cell table:style-name="Table2.B23" office:value-type="string">
              <text:p text:style-name="P10" loext:marker-style-name="T8"><field:fieldmark-start text:name="Text1 Copy 69" field:type="vnd.oasis.opendocument.field.FORMTEXT"/><field:fieldmark-separator/>     <field:fieldmark-end/></text:p>
            </table:table-cell>
            <table:table-cell table:style-name="Table2.C23" office:value-type="string">
              <text:p text:style-name="P10" loext:marker-style-name="T8"><field:fieldmark-start text:name="Text1 Copy 70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24" office:value-type="string">
              <text:p text:style-name="P4" loext:marker-style-name="T8"><field:fieldmark-start text:name="Text1 Copy 71" field:type="vnd.oasis.opendocument.field.FORMTEXT"/><field:fieldmark-separator/>     <field:fieldmark-end/></text:p>
            </table:table-cell>
            <table:table-cell table:style-name="Table2.B24" office:value-type="string">
              <text:p text:style-name="P10" loext:marker-style-name="T8"><field:fieldmark-start text:name="Text1 Copy 72" field:type="vnd.oasis.opendocument.field.FORMTEXT"/><field:fieldmark-separator/>     <field:fieldmark-end/></text:p>
            </table:table-cell>
            <table:table-cell table:style-name="Table2.C24" office:value-type="string">
              <text:p text:style-name="P10" loext:marker-style-name="T8"><field:fieldmark-start text:name="Text1 Copy 73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25" office:value-type="string">
              <text:p text:style-name="P4" loext:marker-style-name="T8"><field:fieldmark-start text:name="Text1 Copy 74" field:type="vnd.oasis.opendocument.field.FORMTEXT"/><field:fieldmark-separator/>     <field:fieldmark-end/></text:p>
            </table:table-cell>
            <table:table-cell table:style-name="Table2.B25" office:value-type="string">
              <text:p text:style-name="P10" loext:marker-style-name="T8"><field:fieldmark-start text:name="Text1 Copy 75" field:type="vnd.oasis.opendocument.field.FORMTEXT"/><field:fieldmark-separator/>     <field:fieldmark-end/></text:p>
            </table:table-cell>
            <table:table-cell table:style-name="Table2.C25" office:value-type="string">
              <text:p text:style-name="P10" loext:marker-style-name="T8"><field:fieldmark-start text:name="Text1 Copy 76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26" office:value-type="string">
              <text:p text:style-name="P4" loext:marker-style-name="T8"><field:fieldmark-start text:name="Text1 Copy 77" field:type="vnd.oasis.opendocument.field.FORMTEXT"/><field:fieldmark-separator/>     <field:fieldmark-end/></text:p>
            </table:table-cell>
            <table:table-cell table:style-name="Table2.B26" office:value-type="string">
              <text:p text:style-name="P10" loext:marker-style-name="T8"><field:fieldmark-start text:name="Text1 Copy 78" field:type="vnd.oasis.opendocument.field.FORMTEXT"/><field:fieldmark-separator/>     <field:fieldmark-end/></text:p>
            </table:table-cell>
            <table:table-cell table:style-name="Table2.C26" office:value-type="string">
              <text:p text:style-name="P10" loext:marker-style-name="T8"><field:fieldmark-start text:name="Text1 Copy 79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27" office:value-type="string">
              <text:p text:style-name="P4" loext:marker-style-name="T8"><field:fieldmark-start text:name="Text1 Copy 80" field:type="vnd.oasis.opendocument.field.FORMTEXT"/><field:fieldmark-separator/>     <field:fieldmark-end/></text:p>
            </table:table-cell>
            <table:table-cell table:style-name="Table2.B27" office:value-type="string">
              <text:p text:style-name="P10" loext:marker-style-name="T8"><field:fieldmark-start text:name="Text1 Copy 81" field:type="vnd.oasis.opendocument.field.FORMTEXT"/><field:fieldmark-separator/>     <field:fieldmark-end/></text:p>
            </table:table-cell>
            <table:table-cell table:style-name="Table2.C27" office:value-type="string">
              <text:p text:style-name="P10" loext:marker-style-name="T8"><field:fieldmark-start text:name="Text1 Copy 82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28" office:value-type="string">
              <text:p text:style-name="P4" loext:marker-style-name="T8"><field:fieldmark-start text:name="Text1 Copy 83" field:type="vnd.oasis.opendocument.field.FORMTEXT"/><field:fieldmark-separator/>     <field:fieldmark-end/></text:p>
            </table:table-cell>
            <table:table-cell table:style-name="Table2.B28" office:value-type="string">
              <text:p text:style-name="P10" loext:marker-style-name="T8"><field:fieldmark-start text:name="Text1 Copy 84" field:type="vnd.oasis.opendocument.field.FORMTEXT"/><field:fieldmark-separator/>     <field:fieldmark-end/></text:p>
            </table:table-cell>
            <table:table-cell table:style-name="Table2.C28" office:value-type="string">
              <text:p text:style-name="P10" loext:marker-style-name="T8"><field:fieldmark-start text:name="Text1 Copy 85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29" office:value-type="string">
              <text:p text:style-name="P4" loext:marker-style-name="T8"><field:fieldmark-start text:name="Text1 Copy 86" field:type="vnd.oasis.opendocument.field.FORMTEXT"/><field:fieldmark-separator/>     <field:fieldmark-end/></text:p>
            </table:table-cell>
            <table:table-cell table:style-name="Table2.B29" office:value-type="string">
              <text:p text:style-name="P10" loext:marker-style-name="T8"><field:fieldmark-start text:name="Text1 Copy 87" field:type="vnd.oasis.opendocument.field.FORMTEXT"/><field:fieldmark-separator/>     <field:fieldmark-end/></text:p>
            </table:table-cell>
            <table:table-cell table:style-name="Table2.C29" office:value-type="string">
              <text:p text:style-name="P10" loext:marker-style-name="T8"><field:fieldmark-start text:name="Text1 Copy 88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30" office:value-type="string">
              <text:p text:style-name="P4" loext:marker-style-name="T8"><field:fieldmark-start text:name="Text1 Copy 89" field:type="vnd.oasis.opendocument.field.FORMTEXT"/><field:fieldmark-separator/>     <field:fieldmark-end/></text:p>
            </table:table-cell>
            <table:table-cell table:style-name="Table2.B30" office:value-type="string">
              <text:p text:style-name="P10" loext:marker-style-name="T8"><field:fieldmark-start text:name="Text1 Copy 90" field:type="vnd.oasis.opendocument.field.FORMTEXT"/><field:fieldmark-separator/>     <field:fieldmark-end/></text:p>
            </table:table-cell>
            <table:table-cell table:style-name="Table2.C30" office:value-type="string">
              <text:p text:style-name="P10" loext:marker-style-name="T8"><field:fieldmark-start text:name="Text1 Copy 91" field:type="vnd.oasis.opendocument.field.FORMTEXT"/><field:fieldmark-separator/>     <field:fieldmark-end/></text:p>
            </table:table-cell>
          </table:table-row>
        </table:table>
        <text:p text:style-name="Standard"/>
        <text:p text:style-name="Standard"/>
        <text:p text:style-name="Standard"/>
        <text:p text:style-name="Standard"/>
        <text:p text:style-name="P9"><text:tab/>______________________<text:tab/>_____________________________</text:p>
        <text:p text:style-name="P9"><text:soft-page-break/><text:tab/>Ort, Datum<text:tab/>Unterschrift d. Schüler*in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mbria" svg:font-family="Cambria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de" fo:country="AT" style:letter-kerning="false" style:font-name-asian="Times New Roman1" style:font-size-asian="10pt" style:language-asian="de" style:country-asian="A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Times New Roman" fo:font-size="10pt" fo:language="de" fo:country="AT" style:letter-kerning="false" style:font-name-asian="Times New Roman1" style:font-size-asian="10pt" style:language-asian="de" style:country-asian="AT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loext:linked-style-name="Überschrift_20_1_20_Zchn" style:default-outline-level="1" style:list-style-name="" style:class="text">
      <style:paragraph-properties fo:margin-top="0.1945in" fo:margin-bottom="0.1945in" style:contextual-spacing="false"/>
      <style:text-properties style:font-name="Times" fo:font-family="Times" style:font-family-generic="roman" style:font-pitch="variable" fo:font-size="24pt" fo:font-weight="bold" style:letter-kerning="true" style:font-size-asian="24pt" style:language-asian="de" style:country-asian="DE" style:font-weight-asian="bold" style:font-size-complex="24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itle" style:family="paragraph" style:parent-style-name="Standard" style:class="chapter">
      <style:paragraph-properties fo:text-align="center" style:justify-single-word="false"/>
      <style:text-properties style:font-name="Arial" fo:font-family="Arial" style:font-family-generic="roman" style:font-pitch="variable" fo:language="de" fo:country="DE" style:language-asian="de" style:country-asian="DE" style:font-size-complex="10pt"/>
    </style:style>
    <style:style style:name="Balloon_20_Text" style:display-name="Balloon Text" style:family="paragraph" style:parent-style-name="Standard" loext:linked-style-name="Sprechblasentext_20_Zchn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  <style:text-properties fo:language="de" fo:country="DE" style:language-asian="de" style:country-asian="DE"/>
    </style:style>
    <style:style style:name="Default_20_Paragraph_20_Font_20__28_WW_29_" style:display-name="Default Paragraph Font (WW)" style:family="text"/>
    <style:style style:name="page_20_number" style:display-name="page number" style:family="text" style:parent-style-name="Default_20_Paragraph_20_Font_20__28_WW_29_"/>
    <style:style style:name="Sprechblasentext_20_Zchn" style:display-name="Sprechblasentext Zchn" style:family="tex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Überschrift_20_1_20_Zchn" style:display-name="Überschrift 1 Zchn" style:family="text" loext:linked-style-name="Heading_20_1">
      <style:text-properties style:font-name="Times" fo:font-family="Times" style:font-family-generic="roman" style:font-pitch="variable" fo:font-size="24pt" fo:language="de" fo:country="AT" fo:font-weight="bold" style:letter-kerning="true" style:font-size-asian="24pt" style:font-weight-asian="bold" style:font-size-complex="24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color="#666666" loext:opacity="100%" style:font-name-asian="Times New Roman1" style:font-family-asian="'Times New Roman'" style:font-family-generic-asian="system" style:font-pitch-asian="variable" style:font-name-complex="Cambria" style:font-family-complex="Cambria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fo:color="#666666" loext:opacity="100%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fo:color="#666666" loext:opacity="100%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1"/>
      </text:list-level-style-bullet>
      <text:list-level-style-bullet text:level="3" text:style-name="ListLabel_20_1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ListLabel_20_14" loext:num-list-format="" style:num-suffix="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1"/>
      </text:list-level-style-bullet>
      <text:list-level-style-bullet text:level="7" text:style-name="ListLabel_20_16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ListLabel_20_18" loext:num-list-format="" style:num-suffix="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3.7335in" fo:text-indent="-0.25in" fo:margin-left="3.733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335in" fo:text-indent="-0.25in" fo:margin-left="4.2335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7335in" fo:text-indent="-0.25in" fo:margin-left="4.7335in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5.2335in" fo:text-indent="-0.25in" fo:margin-left="5.2335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335in" fo:text-indent="-0.25in" fo:margin-left="5.733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." style:num-suffix="." text:bullet-char="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4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1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1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498in"/>
        </style:list-level-properties>
        <style:text-properties style:font-name="Symbol1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98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498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998in"/>
        </style:list-level-properties>
        <style:text-properties style:font-name="Symbol1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98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998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498in"/>
        </style:list-level-properties>
        <style:text-properties style:font-name="Symbol1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98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49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498in"/>
        </style:list-level-properties>
        <style:text-properties style:font-name="Symbol1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98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498in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998in"/>
        </style:list-level-properties>
        <style:text-properties style:font-name="Symbol1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98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998in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498in"/>
        </style:list-level-properties>
        <style:text-properties style:font-name="Symbol1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98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49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311in"/>
        </style:list-level-properties>
        <style:text-properties style:font-name="Symbol1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31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311in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311in"/>
        </style:list-level-properties>
        <style:text-properties style:font-name="Symbol1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311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311in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311in"/>
        </style:list-level-properties>
        <style:text-properties style:font-name="Symbol1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311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311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498in"/>
        </style:list-level-properties>
        <style:text-properties style:font-name="Symbol1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98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498in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998in"/>
        </style:list-level-properties>
        <style:text-properties style:font-name="Symbol1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98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998in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498in"/>
        </style:list-level-properties>
        <style:text-properties style:font-name="Symbol1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98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49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Cambria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1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1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14" number:language="de" number:country="AT">
      <number:month number:style="long"/>
    </number:date-style>
    <style:default-page-layout>
      <style:page-layout-properties style:layout-grid-standard-mode="true"/>
    </style:default-page-layout>
    <loext:theme loext:name="Office-Design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itle">
      <style:paragraph-properties fo:margin-left="-0.1972in" fo:margin-right="-0.1972in"/>
      <style:text-properties style:font-name="Times New Roman"/>
    </style:style>
    <style:style style:name="MP2" style:family="paragraph">
      <loext:graphic-properties draw:fill="none"/>
      <style:paragraph-properties fo:text-align="center"/>
    </style:style>
    <style:style style:name="MP3" style:family="paragraph" style:parent-style-name="Title">
      <style:paragraph-properties fo:margin-left="-0.1972in" fo:margin-right="-0.1972in"/>
    </style:style>
    <style:style style:name="MP4" style:family="paragraph" style:parent-style-name="Standard">
      <style:paragraph-properties fo:margin-left="-0.1972in" fo:margin-right="-0.1972in" fo:text-align="center" style:justify-single-word="false" fo:padding-left="0in" fo:padding-right="0in" fo:padding-top="0in" fo:padding-bottom="0.0138in" fo:border-left="none" fo:border-right="none" fo:border-top="none" fo:border-bottom="0.51pt solid #000000"/>
    </style:style>
    <style:style style:name="MP5" style:family="paragraph" style:parent-style-name="Header">
      <style:paragraph-properties fo:margin-left="-0.1972in" fo:margin-right="-0.1972in"/>
    </style:style>
    <style:style style:name="MP6" style:family="paragraph" style:parent-style-name="Footer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/>
    </style:style>
    <style:style style:name="MT1" style:family="text">
      <style:text-properties style:font-name="Times New Roman"/>
    </style:style>
    <style:style style:name="MT2" style:family="text">
      <style:text-properties fo:color="#ffffff" loext:opacity="100%"/>
    </style:style>
    <style:style style:name="Mgr1" style:family="graphic">
      <style:graphic-properties draw:stroke="none" svg:stroke-width="0in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 fo:margin-left="0in" fo:margin-right="0in" fo:margin-top="0in" fo:margin-bottom="0in" style:run-through="back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4925in" fo:margin-bottom="0.5709in" fo:margin-left="0.9846in" fo:margin-right="0.9846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3154in" fo:margin-left="0in" fo:margin-right="0in" fo:margin-top="0.2756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draw:frame text:anchor-type="char" draw:z-index="1" draw:style-name="Mgr1" draw:text-style-name="MP2" svg:width="0.5161in" svg:height="0.5161in" svg:x="-0.0752in" svg:y="0.1173in"><draw:image xlink:href="Pictures/10000001000000B4000000B41F843792.png" xlink:type="simple" xlink:show="embed" xlink:actuate="onLoad" draw:mime-type="image/png"><text:p/></draw:image></draw:frame><draw:frame text:anchor-type="char" draw:z-index="0" draw:style-name="Mgr1" draw:text-style-name="MP2" svg:width="0.5161in" svg:height="0.5161in" svg:x="5.9307in" svg:y="0.1181in"><draw:image xlink:href="Pictures/10000001000000B4000000B41F843792.png" xlink:type="simple" xlink:show="embed" xlink:actuate="onLoad" draw:mime-type="image/png"><text:p/></draw:image></draw:frame></text:p>
        <text:p text:style-name="MP3" loext:marker-style-name="MT1"><text:span text:style-name="MT1">BUNDESGYMNASIUM UND BUNDESREALGYMNASIUM WELS</text:span><text:span text:style-name="MT1"/></text:p>
        <text:p text:style-name="MP4">4600 Wels, Anton-Bruckner-Straße 16, Tel.: 07242/44283</text:p>
        <text:p text:style-name="MP4"/>
        <text:p text:style-name="MP5"/>
      </style:header-first>
      <style:footer>
        <text:p text:style-name="MP6">Brucknergymnasium Wels<text:tab/><text:span text:style-name="page_20_number"><text:page-number text:select-page="current">3</text:page-number></text:span><text:tab/><text:span text:style-name="MT2"><text:date style:data-style-name="N10114" text:date-value="2024-02-09T23:22:06.928141596">02</text:date></text:span><text:span text:style-name="MT2"> </text:span>Reifeprüfung 2024</text:p>
      </style:footer>
      <style:footer-first>
        <text:p text:style-name="MP6">Brucknergymnasium Wels<text:tab/><text:span text:style-name="page_20_number"><text:page-number text:select-page="current">1</text:page-number></text:span><text:tab/>Reifeprüfung 2024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tzy</meta:initial-creator>
    <meta:editing-cycles>5</meta:editing-cycles>
    <meta:print-date>2018-12-04T06:21:00</meta:print-date>
    <meta:creation-date>2021-01-11T06:03:00</meta:creation-date>
    <dc:date>2024-02-09T23:22:06.883720770</dc:date>
    <meta:editing-duration>PT5H30M53S</meta:editing-duration>
    <meta:generator>LibreOffice/24.2.0.3$Linux_X86_64 LibreOffice_project/420$Build-3</meta:generator>
    <meta:document-statistic meta:table-count="2" meta:image-count="0" meta:object-count="0" meta:page-count="3" meta:paragraph-count="111" meta:word-count="121" meta:character-count="1587" meta:non-whitespace-character-count="1073"/>
    <meta:user-defined meta:name="AppVersion">16.0000</meta:user-defined>
    <meta:template xlink:type="simple" xlink:actuate="onRequest" xlink:title="Normal.dotm" xlink:href=""/>
  </office:meta>
</office:document-meta>
</file>